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t0</text:p>
          </table:table-cell>
          <table:table-cell office:value-type="string" calcext:value-type="string">
            <text:p>regime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string" calcext:value-type="string">
            <text:p>ringway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string" calcext:value-type="string">
            <text:p>fltrpt</text:p>
          </table:table-cell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dma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string" calcext:value-type="string">
            <text:p>triage-cat1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triage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dma-dfct</text:p>
          </table:table-cell>
        </table:table-row>
      </table:table>
      <table:named-expressions/>
      <table:database-ranges>
        <table:database-range table:name="__Anonymous_Sheet_DB__0" table:target-range-address="Sheet1.A1:Sheet1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58:59.317929002</meta:creation-date>
    <dc:date>2018-03-04T19:07:15.527795586</dc:date>
    <meta:editing-duration>PT8M16S</meta:editing-duration>
    <meta:editing-cycles>1</meta:editing-cycles>
    <meta:document-statistic meta:table-count="1" meta:cell-count="14" meta:object-count="0"/>
    <meta:generator>LibreOffice/5.2.7.2$Linux_X86_64 LibreOffice_project/20m0$Build-2</meta:generator>
  </office:meta>
</office:document-meta>
</file>